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JetBrains Mono" svg:font-family="'JetBrains Mono'" style:font-family-generic="roman"/>
    <style:font-face style:name="Times new roman" svg:font-family="'Times new roman'" style:font-family-generic="roman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officeooo:rsid="000638b4" officeooo:paragraph-rsid="000638b4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0638b4" officeooo:paragraph-rsid="000638b4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0638b4" officeooo:paragraph-rsid="0014d9c3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0638b4" officeooo:paragraph-rsid="000f5ea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size="10pt" fo:font-weight="bold" officeooo:rsid="000638b4" officeooo:paragraph-rsid="00157af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0pt" fo:font-style="italic" fo:font-weight="normal" officeooo:rsid="000872c8" officeooo:paragraph-rsid="000872c8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0pt" style:text-underline-style="solid" style:text-underline-width="auto" style:text-underline-color="font-color" fo:font-weight="bold" officeooo:rsid="000638b4" officeooo:paragraph-rsid="000810af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fo:color="#000000" style:font-name="Times new roman" fo:font-size="10pt" fo:font-weight="normal" officeooo:rsid="000638b4" officeooo:paragraph-rsid="000872c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fo:color="#000000" style:font-name="Times new roman" fo:font-size="10pt" fo:font-weight="bold" officeooo:rsid="000638b4" officeooo:paragraph-rsid="00157af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fo:color="#000000" style:font-name="Times new roman" fo:font-size="10pt" fo:font-weight="bold" officeooo:rsid="000638b4" officeooo:paragraph-rsid="001af3e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200%" fo:text-align="start" style:justify-single-word="false"/>
      <style:text-properties fo:color="#000000" style:font-name="Times new roman" fo:font-size="10pt" fo:font-weight="bold" officeooo:rsid="001737ef" officeooo:paragraph-rsid="001737ef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fo:color="#000000" style:font-name="Times new roman" fo:font-size="10pt" fo:font-weight="bold" officeooo:rsid="001af3e8" officeooo:paragraph-rsid="001af3e8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color="#000000" style:font-name="Times new roman" officeooo:paragraph-rsid="00157afd"/>
    </style:style>
    <style:style style:name="P14" style:family="paragraph" style:parent-style-name="Standard">
      <style:paragraph-properties fo:line-height="200%" fo:text-align="start" style:justify-single-word="false"/>
      <style:text-properties fo:color="#000000" style:font-name="Times new roman" officeooo:paragraph-rsid="001737ef"/>
    </style:style>
    <style:style style:name="P15" style:family="paragraph" style:parent-style-name="Standard">
      <style:paragraph-properties fo:line-height="200%" fo:text-align="start" style:justify-single-word="false"/>
      <style:text-properties fo:color="#000000" style:font-name="Times new roman" officeooo:paragraph-rsid="001791f0"/>
    </style:style>
    <style:style style:name="P16" style:family="paragraph" style:parent-style-name="Standard">
      <style:paragraph-properties fo:line-height="200%" fo:text-align="start" style:justify-single-word="false"/>
      <style:text-properties fo:color="#000000" style:font-name="Times new roman" officeooo:paragraph-rsid="001af3e8"/>
    </style:style>
    <style:style style:name="P17" style:family="paragraph" style:parent-style-name="Standard">
      <style:paragraph-properties fo:line-height="200%" fo:text-align="start" style:justify-single-word="false"/>
      <style:text-properties fo:color="#000000" style:font-name="Times new roman" officeooo:paragraph-rsid="001bf2da"/>
    </style:style>
    <style:style style:name="P18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638b4" officeooo:paragraph-rsid="0009cd3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638b4" officeooo:paragraph-rsid="000f5ea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638b4" officeooo:paragraph-rsid="000f5ea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638b4" officeooo:paragraph-rsid="001791f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638b4" officeooo:paragraph-rsid="001af3e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14d9c3" officeooo:paragraph-rsid="0014d9c3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157afd" officeooo:paragraph-rsid="00157af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638b4" officeooo:paragraph-rsid="000810a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638b4" officeooo:paragraph-rsid="0009cd3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200%" fo:text-align="justify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bold" officeooo:rsid="000638b4" officeooo:paragraph-rsid="0009cd3b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200%" fo:text-align="start" style:justify-single-word="false"/>
      <style:text-properties officeooo:paragraph-rsid="001bf2da"/>
    </style:style>
    <style:style style:name="P29" style:family="paragraph" style:parent-style-name="Standard">
      <style:paragraph-properties fo:line-height="200%" fo:text-align="start" style:justify-single-word="false"/>
      <style:text-properties officeooo:paragraph-rsid="001d5bd2"/>
    </style:style>
    <style:style style:name="P30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Times new roman" fo:font-size="10pt" fo:letter-spacing="normal" fo:font-style="normal" fo:font-weight="bold" officeooo:rsid="000638b4" officeooo:paragraph-rsid="001d5bd2" style:font-size-asian="10pt" style:font-style-asian="normal" style:font-weight-asian="bold" style:font-size-complex="10pt" style:font-weight-complex="bold"/>
    </style:style>
    <style:style style:name="P31" style:family="paragraph" style:parent-style-name="Standard">
      <style:paragraph-properties fo:line-height="200%" fo:text-align="start" style:justify-single-word="false"/>
      <style:text-properties style:font-name="Times new roman" fo:font-size="10pt" fo:font-weight="bold" officeooo:rsid="000638b4" officeooo:paragraph-rsid="001d5bd2" style:font-size-asian="10pt" style:font-weight-asian="bold" style:font-size-complex="10pt" style:font-weight-complex="bold"/>
    </style:style>
    <style:style style:name="P32" style:family="paragraph" style:parent-style-name="Standard">
      <style:paragraph-properties fo:line-height="200%" fo:text-align="start" style:justify-single-word="false"/>
      <style:text-properties officeooo:paragraph-rsid="001d5bd2"/>
    </style:style>
    <style:style style:name="P33" style:family="paragraph" style:parent-style-name="Standard">
      <style:paragraph-properties fo:line-height="200%" fo:text-align="start" style:justify-single-word="false"/>
      <style:text-properties fo:color="#000000" style:font-name="Times new roman" fo:font-size="10pt" fo:font-weight="bold" officeooo:rsid="000638b4" officeooo:paragraph-rsid="001d5bd2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200%" fo:text-align="start" style:justify-single-word="false"/>
      <style:text-properties fo:color="#000000" style:font-name="Times new roman" officeooo:paragraph-rsid="001c4f80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f5ead"/>
    </style:style>
    <style:style style:name="T3" style:family="text">
      <style:text-properties fo:font-variant="normal" fo:text-transform="none" fo:color="#000000" fo:letter-spacing="normal" fo:font-style="normal" officeooo:rsid="0014d9c3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0f5ead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fo:color="#000000" style:font-name="Times new roman" fo:font-size="10pt" fo:letter-spacing="normal" fo:font-style="normal" fo:font-weight="bold" officeooo:rsid="000638b4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Times new roman" fo:font-size="10pt" fo:letter-spacing="normal" fo:font-style="normal" fo:font-weight="normal" officeooo:rsid="000638b4" style:font-size-asian="10pt" style:font-style-asian="normal" style:font-weight-asian="normal" style:font-size-complex="10pt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style:font-style-asian="normal"/>
    </style:style>
    <style:style style:name="T11" style:family="text">
      <style:text-properties fo:font-variant="normal" fo:text-transform="none" fo:letter-spacing="normal" fo:font-style="normal" officeooo:rsid="00157afd"/>
    </style:style>
    <style:style style:name="T12" style:family="text">
      <style:text-properties fo:font-variant="normal" fo:text-transform="none" fo:letter-spacing="normal" fo:font-style="normal" officeooo:rsid="001737ef"/>
    </style:style>
    <style:style style:name="T13" style:family="text">
      <style:text-properties fo:font-variant="normal" fo:text-transform="none" fo:font-size="10pt" fo:letter-spacing="normal" fo:font-style="normal" fo:font-weight="normal" officeooo:rsid="000638b4" style:font-size-asian="10pt" style:font-style-asian="normal" style:font-weight-asian="normal" style:font-size-complex="10pt" style:font-weight-complex="bold"/>
    </style:style>
    <style:style style:name="T14" style:family="text">
      <style:text-properties fo:font-variant="normal" fo:text-transform="none" fo:font-size="10pt" fo:letter-spacing="normal" fo:font-style="normal" fo:font-weight="normal" officeooo:rsid="000638b4" style:font-size-asian="10pt" style:font-style-asian="normal" style:font-weight-asian="normal" style:font-size-complex="10pt" style:font-weight-complex="normal"/>
    </style:style>
    <style:style style:name="T15" style:family="text">
      <style:text-properties fo:font-variant="normal" fo:text-transform="none" fo:font-size="10pt" fo:letter-spacing="normal" fo:font-style="normal" fo:font-weight="bold" officeooo:rsid="000638b4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style:font-name="Times new roman" fo:font-size="10pt" fo:letter-spacing="normal" fo:font-style="normal" fo:font-weight="bold" officeooo:rsid="000638b4" style:font-size-asian="10pt" style:font-weight-asian="bold" style:font-size-complex="10pt" style:font-weight-complex="bold"/>
    </style:style>
    <style:style style:name="T17" style:family="text">
      <style:text-properties fo:color="#a9b7c6" style:font-name="JetBrains Mono1" fo:font-style="normal" fo:font-weight="normal" style:font-style-asian="normal" style:font-weight-asian="normal" style:font-weight-complex="normal"/>
    </style:style>
    <style:style style:name="T18" style:family="text">
      <style:text-properties fo:color="#a9b7c6" style:font-name="JetBrains Mono1" fo:font-style="normal" fo:font-weight="normal" style:font-style-asian="normal" style:font-weight-asian="normal"/>
    </style:style>
    <style:style style:name="T19" style:family="text">
      <style:text-properties fo:color="#6897bb" style:font-name="JetBrains Mono1" fo:font-style="normal" fo:font-weight="normal" style:font-style-asian="normal" style:font-weight-asian="normal"/>
    </style:style>
    <style:style style:name="T20" style:family="text">
      <style:text-properties fo:color="#cc7832" style:font-name="JetBrains Mono1" fo:font-style="normal" fo:font-weight="normal" style:font-style-asian="normal" style:font-weight-asian="normal"/>
    </style:style>
    <style:style style:name="T21" style:family="text">
      <style:text-properties fo:color="#8888c6" style:font-name="JetBrains Mono1" fo:font-style="normal" fo:font-weight="normal" style:font-style-asian="normal" style:font-weight-asian="normal"/>
    </style:style>
    <style:style style:name="T22" style:family="text">
      <style:text-properties fo:font-style="normal" style:font-style-asian="normal"/>
    </style:style>
    <style:style style:name="T23" style:family="text">
      <style:text-properties fo:font-style="normal" fo:font-weight="normal" style:font-style-asian="normal" style:font-weight-asian="normal" style:font-weight-complex="normal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fo:font-style="normal" fo:font-weight="normal" style:font-style-asian="normal" style:font-weight-asian="normal"/>
    </style:style>
    <style:style style:name="T27" style:family="text">
      <style:text-properties fo:font-style="normal" fo:font-weight="normal" style:font-style-asian="normal" style:font-weight-asian="normal"/>
    </style:style>
    <style:style style:name="T28" style:family="text">
      <style:text-properties officeooo:rsid="000f5ead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style:font-style-asian="normal"/>
    </style:style>
    <style:style style:name="T31" style:family="text">
      <style:text-properties style:font-name="Times new roman" officeooo:rsid="001080a5" style:font-style-asian="normal"/>
    </style:style>
    <style:style style:name="T32" style:family="text">
      <style:text-properties style:font-name="Times new roman" officeooo:rsid="001247fb" style:font-style-asian="normal"/>
    </style:style>
    <style:style style:name="T33" style:family="text">
      <style:text-properties style:font-name="Times new roman" fo:font-size="10pt" fo:font-weight="bold" officeooo:rsid="000638b4" style:font-size-asian="10pt" style:font-weight-asian="bold" style:font-size-complex="10pt" style:font-weight-complex="bold"/>
    </style:style>
    <style:style style:name="T34" style:family="text">
      <style:text-properties style:font-name="Times new roman" fo:font-size="10pt" fo:font-weight="bold" officeooo:rsid="001737ef" style:font-size-asian="10pt" style:font-weight-asian="bold" style:font-size-complex="10pt" style:font-weight-complex="bold"/>
    </style:style>
    <style:style style:name="T35" style:family="text">
      <style:text-properties style:font-name="Times new roman" fo:font-size="10pt" fo:font-weight="normal" officeooo:rsid="000638b4" style:font-size-asian="10pt" style:font-weight-asian="normal" style:font-size-complex="10pt" style:font-weight-complex="normal"/>
    </style:style>
    <style:style style:name="T36" style:family="text">
      <style:text-properties fo:font-weight="normal" style:font-style-asian="normal" style:font-weight-asian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/>
    </style:style>
    <style:style style:name="T39" style:family="text">
      <style:text-properties fo:color="#000000" style:font-name="Times new roman"/>
    </style:style>
    <style:style style:name="T40" style:family="text">
      <style:text-properties fo:color="#000000" style:font-name="Times new roman" fo:font-style="normal" fo:font-weight="normal" style:font-style-asian="normal" style:font-weight-asian="normal"/>
    </style:style>
    <style:style style:name="T41" style:family="text">
      <style:text-properties fo:color="#000000" style:font-name="Times new roman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0000" style:font-name="Times new roman" fo:font-size="10pt" fo:font-style="normal" fo:font-weight="normal" officeooo:rsid="000638b4" style:font-size-asian="10pt" style:font-style-asian="normal" style:font-weight-asian="normal" style:font-size-complex="10pt" style:font-weight-complex="bold"/>
    </style:style>
    <style:style style:name="T43" style:family="text">
      <style:text-properties fo:color="#000000" style:font-name="Times new roman"/>
    </style:style>
    <style:style style:name="T44" style:family="text">
      <style:text-properties fo:font-size="10pt" fo:font-style="normal" fo:font-weight="normal" style:font-size-asian="10pt" style:font-style-asian="normal" style:font-weight-asian="normal"/>
    </style:style>
    <style:style style:name="T45" style:family="text">
      <style:text-properties fo:font-size="10pt" fo:font-style="normal" fo:font-weight="normal" officeooo:rsid="000638b4" style:font-size-asian="10pt" style:font-style-asian="normal" style:font-weight-asian="normal" style:font-size-complex="10pt" style:font-weight-complex="bold"/>
    </style:style>
    <style:style style:name="T46" style:family="text">
      <style:text-properties fo:font-size="10pt" fo:font-style="normal" fo:font-weight="normal" style:font-size-asian="10pt" style:font-style-asian="normal" style:font-weight-asian="normal" style:font-weight-complex="normal"/>
    </style:style>
    <style:style style:name="T47" style:family="text">
      <style:text-properties fo:font-size="10pt" fo:font-weight="bold" officeooo:rsid="000638b4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1737ef" style:font-size-asian="10pt" style:font-weight-asian="bold" style:font-size-complex="10pt" style:font-weight-complex="bold"/>
    </style:style>
    <style:style style:name="T49" style:family="text">
      <style:text-properties style:font-name="JetBrains Mono1" fo:font-style="normal" fo:font-weight="normal" style:font-style-asian="normal" style:font-weight-asian="normal" style:font-weight-complex="normal"/>
    </style:style>
    <style:style style:name="T50" style:family="text">
      <style:text-properties style:font-name="JetBrains Mono1" fo:font-style="normal" fo:font-weight="normal" style:font-style-asian="normal" style:font-weight-asian="normal"/>
    </style:style>
    <style:style style:name="T51" style:family="text">
      <style:text-properties style:font-name="JetBrains Mono1" fo:font-style="normal" fo:font-weight="normal" style:font-style-asian="normal" style:font-weight-asian="normal"/>
    </style:style>
    <style:style style:name="T52" style:family="text">
      <style:text-properties style:font-name="JetBrains Mono1" fo:font-style="normal" fo:font-weight="normal" style:font-style-asian="normal" style:font-weight-asian="normal"/>
    </style:style>
    <style:style style:name="T53" style:family="text">
      <style:text-properties style:font-name="JetBrains Mono1" fo:font-style="normal" fo:font-weight="normal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COMANDOS DE REPETIÇÃO</text:p>
      <text:p text:style-name="P1"/>
      <text:p text:style-name="P6">G. Raíssa de Azevedo <text:s text:c="115"/>20201bsi0311</text:p>
      <text:p text:style-name="P2"/>
      <text:p text:style-name="P7"><text:span text:style-name="T2">QUESTÃO </text:span><text:bookmark-start text:name="__DdeLink__30_1288294666"/><text:span text:style-name="T1">1.12.10</text:span><text:bookmark-end text:name="__DdeLink__30_1288294666"/><text:span text:style-name="T1"> </text:span></text:p>
      <text:p text:style-name="P8"><text:span text:style-name="T10">audiencia = canal = canal4 = canal5 = canal7 = canal12 = </text:span><text:span text:style-name="T22">1</text:span><text:line-break/><text:span text:style-name="T22">while canal != 0:</text:span><text:line-break/><text:span text:style-name="T22"> <text:s text:c="3"/>canal = int (input ('Canal sendo assistido [4|5|7|12]: '))</text:span><text:line-break/><text:span text:style-name="T22"> <text:s text:c="3"/>audiencia += 1</text:span><text:line-break/><text:span text:style-name="T22"> <text:s text:c="3"/>if canal == 4:</text:span><text:line-break/><text:span text:style-name="T22"> <text:s text:c="7"/>canal4+=1</text:span><text:line-break/><text:span text:style-name="T22"> <text:s text:c="3"/>elif canal == 5:</text:span><text:line-break/><text:span text:style-name="T22"> <text:s text:c="7"/>canal5 += 1</text:span><text:line-break/><text:span text:style-name="T22"> <text:s text:c="3"/>elif canal == 7:</text:span><text:line-break/><text:span text:style-name="T22"> <text:s text:c="7"/>canal7 += 1</text:span><text:line-break/><text:span text:style-name="T22"> <text:s text:c="3"/>elif canal == 12:</text:span><text:line-break/><text:span text:style-name="T22"> <text:s text:c="7"/>canal12 += 1</text:span><text:line-break/><text:span text:style-name="T22">porcanal4 = canal4 + (canal4 * audiencia)/audiencia</text:span><text:line-break/><text:span text:style-name="T22">porcanal5 = canal5 + (canal5 * audiencia)/audiencia</text:span><text:line-break/><text:span text:style-name="T22">porcanal7 = canal7 + (canal7 * audiencia)/audiencia</text:span><text:line-break/><text:span text:style-name="T22">porcanal12 = canal12 + (canal12 * audiencia)/audiencia</text:span><text:line-break/><text:span text:style-name="T22">print ('Audiência do Canal 4 = {}%'.format(porcanal4))</text:span><text:line-break/><text:span text:style-name="T22">print ('Audiência do Canal 5 = {}%'.format(porcanal5))</text:span><text:line-break/><text:span text:style-name="T22">print ('Audiência do Canal 7 = {}%'.format(porcanal7))</text:span></text:p>
      <text:p text:style-name="P8"><text:span text:style-name="T22">print ('Audiência do Canal 12 = {}%'.format(porcanal12))</text:span><text:line-break/></text:p>
      <text:p text:style-name="P25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28">QUESTÃO </text:span><text:bookmark-start text:name="__DdeLink__243_1288294666"/>1.12.12 <text:bookmark-end text:name="__DdeLink__243_1288294666"/></text:p>
      <text:p text:style-name="P26"><text:span text:style-name="T30">matricula = somat = turma = mediat = falta = media = maiort = menort = 0</text:span><text:span text:style-name="T29"><text:line-break/></text:span><text:span text:style-name="T30">while turma &lt;</text:span><text:span text:style-name="T31">100</text:span><text:span text:style-name="T30">:</text:span><text:span text:style-name="T29"><text:line-break/></text:span><text:span text:style-name="T30"> <text:s text:c="3"/>matricula = </text:span><text:span text:style-name="T32">i</text:span><text:span text:style-name="T30">nput ('Nº matrícula: ')</text:span><text:span text:style-name="T29"><text:line-break/></text:span><text:span text:style-name="T30"> <text:s text:c="3"/>freq= int (input ('Frequência: '))</text:span><text:span text:style-name="T29"><text:line-break/></text:span><text:span text:style-name="T30"> <text:s text:c="3"/>maior = menor = soma = reprovado = 0</text:span><text:span text:style-name="T29"><text:line-break/></text:span><text:span text:style-name="T30"> <text:s text:c="3"/>if freq &lt; 40:</text:span><text:span text:style-name="T29"><text:line-break/></text:span><text:span text:style-name="T30"> <text:s text:c="7"/>falta += 1</text:span><text:span text:style-name="T29"><text:line-break/></text:span><text:span text:style-name="T30"> <text:s text:c="7"/>print('--- Boletim Aluno {} ---'.format(matricula))</text:span><text:span text:style-name="T29"><text:line-break/></text:span><text:span text:style-name="T30"> <text:s text:c="7"/>print('REPROVADO POR FALTA')</text:span><text:span text:style-name="T29"><text:line-break/></text:span><text:span text:style-name="T30"> <text:s text:c="3"/>else:</text:span><text:span text:style-name="T29"><text:line-break/></text:span><text:span text:style-name="T30"> <text:s text:c="7"/>for c in range (1,4):</text:span><text:span text:style-name="T29"><text:line-break/></text:span><text:span text:style-name="T30"> <text:s text:c="11"/>nota = float (input ('{}ª nota: '.format(c)))</text:span><text:span text:style-name="T29"><text:line-break/></text:span><text:span text:style-name="T30"> <text:s text:c="11"/>if turma ==1: # NOTA TURMA</text:span><text:span text:style-name="T29"><text:line-break/></text:span><text:span text:style-name="T30"> <text:s text:c="15"/>maiort = menort = nota</text:span><text:span text:style-name="T29"><text:line-break/></text:span><text:span text:style-name="T30"> <text:s text:c="11"/>else:</text:span><text:span text:style-name="T29"><text:line-break/></text:span><text:span text:style-name="T30"> <text:s text:c="15"/>if nota &gt; maiort:</text:span><text:span text:style-name="T29"><text:line-break/></text:span><text:span text:style-name="T30"> <text:s text:c="19"/>maiort = nota</text:span><text:span text:style-name="T29"><text:line-break/></text:span><text:span text:style-name="T30"> <text:s text:c="15"/>if nota &lt; menort:</text:span><text:span text:style-name="T29"><text:line-break/></text:span><text:span text:style-name="T30"> <text:s text:c="19"/>menort = nota</text:span><text:span text:style-name="T29"><text:line-break/></text:span><text:span text:style-name="T30"> <text:s text:c="11"/>if c ==1: # NOTA DE ALUNO</text:span><text:span text:style-name="T29"><text:line-break/></text:span><text:span text:style-name="T30"> <text:s text:c="15"/>maior = menor = <text:s/>nota</text:span><text:span text:style-name="T29"><text:line-break/></text:span><text:span text:style-name="T30"> <text:s text:c="11"/>else:</text:span><text:span text:style-name="T29"><text:line-break/></text:span><text:span text:style-name="T30"> <text:s text:c="15"/>if nota &gt; maior:</text:span><text:span text:style-name="T29"><text:line-break/></text:span><text:span text:style-name="T30"> <text:s text:c="19"/>maior = nota</text:span><text:span text:style-name="T29"><text:line-break/></text:span><text:span text:style-name="T30"> <text:s text:c="15"/>if nota &lt; menor:</text:span><text:span text:style-name="T29"><text:line-break/></text:span><text:span text:style-name="T30"> <text:s text:c="19"/>menor = nota</text:span><text:span text:style-name="T29"><text:line-break/></text:span><text:span text:style-name="T30"> <text:s text:c="11"/>soma += nota</text:span><text:span text:style-name="T29"><text:line-break/></text:span><text:span text:style-name="T30"> <text:s text:c="7"/>media = soma / c</text:span><text:span text:style-name="T29"><text:line-break/></text:span><text:span text:style-name="T30"> <text:s text:c="7"/>if media &gt; 60:</text:span><text:span text:style-name="T29"><text:line-break/></text:span><text:span text:style-name="T30"> <text:s text:c="11"/>print('--- Boletim Aluno {} ---'.format(matricula))</text:span><text:span text:style-name="T29"><text:line-break/></text:span><text:soft-page-break/><text:span text:style-name="T30"> <text:s text:c="11"/>print ('Situação: APROVADO')</text:span><text:span text:style-name="T29"><text:line-break/></text:span><text:span text:style-name="T30"> <text:s text:c="7"/>else:</text:span><text:span text:style-name="T29"><text:line-break/></text:span><text:span text:style-name="T30"> <text:s text:c="11"/>reprovado += 1</text:span><text:span text:style-name="T29"><text:line-break/></text:span><text:span text:style-name="T30"> <text:s text:c="11"/>print('--- Boletim Aluno {} ---'.format(matricula))</text:span><text:span text:style-name="T29"><text:line-break/></text:span><text:span text:style-name="T30"> <text:s text:c="11"/>print ('Situação: REPROVADO')</text:span><text:span text:style-name="T29"><text:line-break/></text:span><text:span text:style-name="T30"> <text:s text:c="7"/>print('Maior nota = {}. Menor nota = {}'.format(maior, menor))</text:span><text:span text:style-name="T29"><text:line-break/></text:span><text:span text:style-name="T30"> <text:s text:c="7"/>print('Média = {:.2f}'.format(media))</text:span><text:span text:style-name="T29"><text:line-break/></text:span><text:span text:style-name="T30"> <text:s text:c="7"/>print('-----------------------')</text:span><text:span text:style-name="T29"><text:line-break/></text:span><text:span text:style-name="T30"> <text:s text:c="3"/>turma += 1</text:span><text:span text:style-name="T29"><text:line-break/></text:span><text:span text:style-name="T30"> <text:s text:c="3"/>somat += media</text:span><text:span text:style-name="T29"><text:line-break/></text:span><text:span text:style-name="T30"> <text:s text:c="3"/>mediat = somat/turma</text:span><text:span text:style-name="T29"><text:line-break/></text:span><text:span text:style-name="T30">totrepro = falta + reprovado</text:span><text:span text:style-name="T29"><text:line-break/></text:span><text:span text:style-name="T30">porrepro = (totrepro * 100)/turma</text:span><text:span text:style-name="T29"><text:line-break/></text:span><text:span text:style-name="T30">print ('--------- TURMA ----------')</text:span><text:span text:style-name="T29"><text:line-break/></text:span><text:span text:style-name="T30">print ('Nº alunos reprovados por falta = {}'.format(falta))</text:span><text:span text:style-name="T29"><text:line-break/></text:span><text:span text:style-name="T30">print ('Total de alunos reprovados= {}'.format(totrepro))</text:span><text:span text:style-name="T29"><text:line-break/></text:span><text:span text:style-name="T30">print ('{:.2f}% de alunos reprovados numa turma com {} alunos'.format(porrepro,turma))</text:span><text:span text:style-name="T29"><text:line-break/></text:span><text:span text:style-name="T30">print ('Maior nota = {} Menor nota = {}'.format(maiort,menort))</text:span><text:span text:style-name="T29"><text:line-break/></text:span><text:span text:style-name="T30">print ('Média da Turma = {:.2f}'.format(mediat))</text:span><text:line-break/></text:p>
      <text:p text:style-name="P2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5">QUESTÃO </text:span><text:span text:style-name="T4">1.12.13</text:span></text:p>
      <text:p text:style-name="P20"><text:span text:style-name="T36">print('---- E N E R G I A ----')</text:span><text:line-break/><text:span text:style-name="T36">consu = 1</text:span><text:line-break/><text:span text:style-name="T36">cont = total = soma = media = Pkw = Mkw = cod = totalR = totalC = totalI = 0</text:span><text:line-break/><text:span text:style-name="T36">while consu != 0:</text:span><text:line-break/><text:span text:style-name="T36"> <text:s/>consu = int(input('Nº consumidor: '))</text:span><text:line-break/><text:span text:style-name="T36"> <text:s/>if consu == 0:</text:span><text:line-break/><text:span text:style-name="T36"> <text:s text:c="3"/>break</text:span><text:line-break/><text:span text:style-name="T36"> <text:s/>Pkw = float(input('Valor Kw: '))</text:span><text:line-break/><text:span text:style-name="T36"> <text:s/>Mkw = int(input('Kw consumido|mês: '))</text:span><text:line-break/><text:span text:style-name="T36"> <text:s/>cod = int(input('CÓDIGO CONSUMIDOR -&gt; [1] Residencial [2] Comercial [3] Industrial: '))</text:span><text:line-break/><text:span text:style-name="T36"> <text:s/>print('-----------------------')</text:span><text:line-break/><text:span text:style-name="T36"> <text:s/>total = Pkw + Mkw</text:span><text:line-break/><text:span text:style-name="T36"> <text:s/>cont += 1</text:span><text:line-break/><text:span text:style-name="T36"> <text:s/># MAIOR E MENOR CONSUMO</text:span><text:line-break/><text:span text:style-name="T36"> <text:s/>if cont ==1:</text:span><text:line-break/><text:span text:style-name="T36"> <text:s text:c="3"/>maior = menor = Mkw</text:span><text:line-break/><text:span text:style-name="T36"> <text:s/>else:</text:span><text:line-break/><text:span text:style-name="T36"> <text:s text:c="3"/>if Mkw &gt; maior:</text:span><text:line-break/><text:span text:style-name="T36"> <text:s text:c="5"/>maior = Mkw</text:span><text:line-break/><text:span text:style-name="T36"> <text:s text:c="3"/>if Mkw &lt; menor:</text:span><text:line-break/><text:span text:style-name="T36"> <text:s text:c="5"/>menor = Mkw</text:span><text:line-break/><text:span text:style-name="T36"> <text:s/># TOTAL CONSUMO POR CÓD CONSUMIDOR</text:span><text:line-break/><text:span text:style-name="T36"> <text:s/>if cod == 1:</text:span><text:line-break/><text:span text:style-name="T36"> <text:s text:c="3"/>totalR += Mkw</text:span><text:line-break/><text:span text:style-name="T36"> <text:s/>if cod == 2:</text:span><text:line-break/><text:span text:style-name="T36"> <text:s text:c="3"/>totalC += Mkw</text:span><text:line-break/><text:span text:style-name="T36"> <text:s/>if cod == 3:</text:span><text:line-break/><text:span text:style-name="T36"> <text:s text:c="3"/>totalI += Mkw</text:span><text:line-break/><text:span text:style-name="T36"> <text:s/># MÉDIA CONSUMO</text:span><text:line-break/><text:span text:style-name="T36"> <text:s/>soma += Mkw</text:span><text:line-break/><text:span text:style-name="T36"> <text:s/>print('Consumidor = {}'.format(consu))</text:span><text:line-break/><text:soft-page-break/><text:span text:style-name="T36"> <text:s/>print('Código Consumidor = {}'.format(cod))</text:span><text:line-break/><text:span text:style-name="T36"> <text:s/>print('Total {} Kw consumidos = R${:.2f}'.format(Mkw, total))</text:span><text:line-break/><text:span text:style-name="T36"> <text:s/>print('-----------------------')</text:span><text:line-break/><text:span text:style-name="T36">media = soma / cont</text:span><text:line-break/><text:span text:style-name="T36">print ('--- ÍNDICES GERAIS ---')</text:span><text:line-break/><text:span text:style-name="T36">print('TOTAL Cód RESIDENCIAL = {}'.format(totalR))</text:span><text:line-break/><text:span text:style-name="T36">print('TOTAL Cód COMERCIAL = {}'.format(totalC))</text:span><text:line-break/><text:span text:style-name="T36">print('TOTAL Cód INDUSTRIAL = {}'.format(totalI))</text:span><text:line-break/><text:span text:style-name="T36">print('Média de Consumo Geral Kw = {:.2f}'.format(media))</text:span><text:line-break/><text:span text:style-name="T36">print ('Maior Consumo = {} -&gt; Menor Consumo = {}'.format(maior,menor))</text:span></text:p>
      <text:p text:style-name="P20"/>
      <text:p text:style-name="P19"/>
      <text:p text:style-name="P23"/>
      <text:p text:style-name="P3"><text:span text:style-name="T3">QUESTÃO </text:span><text:span text:style-name="T1">1.12.21</text:span></text:p>
      <text:p text:style-name="P5"><text:span text:style-name="T6">cont = func = </text:span><text:span text:style-name="T40">1</text:span><text:span text:style-name="T39"><text:line-break/></text:span><text:span text:style-name="T40">classe = A = B = C = ''</text:span><text:span text:style-name="T39"><text:line-break/></text:span><text:span text:style-name="T40">folha = masculino = feminino = Pmes = somaM = somaF = mediaM = mediaF = 0</text:span><text:span text:style-name="T39"><text:line-break/></text:span><text:span text:style-name="T40">MA = MB = MC = HA = HB = HC = maior= 0</text:span><text:span text:style-name="T39"><text:line-break/></text:span><text:span text:style-name="T40">salario = 1000</text:span><text:span text:style-name="T39"><text:line-break/></text:span><text:span text:style-name="T40">while cont !=0:</text:span><text:span text:style-name="T39"><text:line-break/></text:span><text:span text:style-name="T40"> <text:s/>func = int (input('Nº Funcionário: '))</text:span><text:span text:style-name="T39"><text:line-break/></text:span><text:span text:style-name="T40"> <text:s/>if func == 0:</text:span><text:span text:style-name="T39"><text:line-break/></text:span><text:span text:style-name="T40"> <text:s text:c="3"/>break</text:span><text:span text:style-name="T39"><text:line-break/></text:span><text:span text:style-name="T40"> <text:s/>sexo = str (input ('Sexo [M|F]: ')).upper().strip()[0]</text:span><text:span text:style-name="T39"><text:line-break/></text:span><text:span text:style-name="T40"> <text:s/>pecas = int (input('Nº de Peças Fabricadas|Mês: '))</text:span><text:span text:style-name="T39"><text:line-break/></text:span><text:span text:style-name="T40"> <text:s/>Pmes += pecas</text:span><text:span text:style-name="T39"><text:line-break/></text:span><text:span text:style-name="T40"> <text:s/>if salario &gt; maior:</text:span><text:span text:style-name="T39"><text:line-break/></text:span><text:span text:style-name="T40"> <text:s text:c="3"/>meior = salario</text:span><text:span text:style-name="T39"><text:line-break/></text:span><text:span text:style-name="T40"> <text:s/># SEXO FUNCIONÁRIO CLASSE E MÉDIA</text:span><text:span text:style-name="T39"><text:line-break/></text:span><text:span text:style-name="T40"> <text:s/>if pecas &lt;= 30:</text:span><text:span text:style-name="T39"><text:line-break/></text:span><text:span text:style-name="T40"> <text:s text:c="3"/>salario = salario</text:span><text:span text:style-name="T39"><text:line-break/></text:span><text:span text:style-name="T40"> <text:s/>if pecas &gt;= 31 and pecas &lt;= 35:</text:span><text:span text:style-name="T39"><text:line-break/></text:span><text:soft-page-break/><text:span text:style-name="T40"> <text:s text:c="3"/>salario = salario + (salario*3)/100</text:span><text:span text:style-name="T39"><text:line-break/></text:span><text:span text:style-name="T40"> <text:s/>if pecas &gt;= 36:</text:span><text:span text:style-name="T39"><text:line-break/></text:span><text:span text:style-name="T40"> <text:s text:c="3"/>salario = salario + (salario*5)/100</text:span><text:span text:style-name="T39"><text:line-break/></text:span><text:span text:style-name="T40"> <text:s/>folha += salario</text:span><text:span text:style-name="T39"><text:line-break/></text:span><text:span text:style-name="T40"> <text:s/># SEXO E PRODUÇÃO</text:span><text:span text:style-name="T39"><text:line-break/></text:span><text:span text:style-name="T40"> <text:s/>if sexo == "M" and pecas &lt;= 30:</text:span><text:span text:style-name="T39"><text:line-break/></text:span><text:span text:style-name="T40"> <text:s text:c="3"/>masculino += 1</text:span><text:span text:style-name="T39"><text:line-break/></text:span><text:span text:style-name="T40"> <text:s text:c="3"/>somaM += pecas</text:span><text:span text:style-name="T39"><text:line-break/></text:span><text:span text:style-name="T40"> <text:s text:c="3"/>HA += pecas</text:span><text:span text:style-name="T39"><text:line-break/></text:span><text:span text:style-name="T40"> <text:s/>if sexo == "M" and pecas &gt;= 31 and pecas &lt;= 35:</text:span><text:span text:style-name="T39"><text:line-break/></text:span><text:span text:style-name="T40"> <text:s text:c="3"/>masculino += 1</text:span><text:span text:style-name="T39"><text:line-break/></text:span><text:span text:style-name="T40"> <text:s text:c="3"/>somaM += pecas</text:span><text:span text:style-name="T39"><text:line-break/></text:span><text:span text:style-name="T40"> <text:s text:c="3"/>HB += pecas</text:span><text:span text:style-name="T39"><text:line-break/></text:span><text:span text:style-name="T40"> <text:s/>if sexo == "M" and pecas &gt;= 36:</text:span><text:span text:style-name="T39"><text:line-break/></text:span><text:span text:style-name="T40"> <text:s text:c="3"/>masculino += 1</text:span><text:span text:style-name="T39"><text:line-break/></text:span><text:span text:style-name="T40"> <text:s text:c="3"/>somaM += pecas</text:span><text:span text:style-name="T39"><text:line-break/></text:span><text:span text:style-name="T40"> <text:s text:c="3"/>HC += pecas</text:span><text:span text:style-name="T39"><text:line-break/></text:span><text:span text:style-name="T40"> <text:s/>else:</text:span><text:span text:style-name="T39"><text:line-break/></text:span><text:span text:style-name="T40"> <text:s text:c="3"/>if sexo == "F" and pecas &lt;= 30:</text:span><text:span text:style-name="T39"><text:line-break/></text:span><text:span text:style-name="T40"> <text:s text:c="5"/>feminino += 1</text:span><text:span text:style-name="T39"><text:line-break/></text:span><text:span text:style-name="T40"> <text:s text:c="5"/>somaF += pecas</text:span><text:span text:style-name="T39"><text:line-break/></text:span><text:span text:style-name="T40"> <text:s text:c="5"/>MA += pecas</text:span><text:span text:style-name="T39"><text:line-break/></text:span><text:span text:style-name="T40"> <text:s text:c="3"/>if sexo == "F" and pecas &gt;= 31 and pecas &lt;= 35:</text:span><text:span text:style-name="T39"><text:line-break/></text:span><text:span text:style-name="T40"> <text:s text:c="5"/>feminino += 1</text:span><text:span text:style-name="T39"><text:line-break/></text:span><text:span text:style-name="T40"> <text:s text:c="5"/>somaF += pecas</text:span><text:span text:style-name="T39"><text:line-break/></text:span><text:span text:style-name="T40"> <text:s text:c="5"/>MB += pecas</text:span><text:span text:style-name="T39"><text:line-break/></text:span><text:span text:style-name="T40"> <text:s text:c="3"/>if sexo == "F" and pecas &gt;= 36:</text:span><text:span text:style-name="T39"><text:line-break/></text:span><text:span text:style-name="T40"> <text:s text:c="5"/>feminino += 1</text:span><text:span text:style-name="T39"><text:line-break/></text:span><text:span text:style-name="T40"> <text:s text:c="5"/>somaF += pecas</text:span><text:span text:style-name="T39"><text:line-break/></text:span><text:span text:style-name="T40"> <text:s text:c="5"/>MC += pecas</text:span><text:span text:style-name="T39"><text:line-break/></text:span><text:span text:style-name="T40"> <text:s/>print('Salário = R$ {:.2f}'.format(salario))</text:span><text:span text:style-name="T39"><text:line-break/></text:span><text:span text:style-name="T40"> <text:s/>print ('-- --'*15)</text:span><text:span text:style-name="T39"><text:line-break/></text:span><text:soft-page-break/><text:span text:style-name="T40">mediaF = somaF/feminino</text:span><text:span text:style-name="T39"><text:line-break/></text:span><text:span text:style-name="T40">mediaM = somaM/masculino</text:span><text:span text:style-name="T39"><text:line-break/></text:span><text:span text:style-name="T40">print ('Total Folha de pagamento = R${:.2f}'.format(folha))</text:span><text:span text:style-name="T39"><text:line-break/></text:span><text:span text:style-name="T40">print ('O maior salário é do funcionário Nº{} = R$ {:.2f}'.format(func,salario))</text:span><text:span text:style-name="T39"><text:line-break/></text:span><text:span text:style-name="T40">print ('{} Funcionários Homens e {} mulheres!'.format(masculino,feminino))</text:span><text:span text:style-name="T39"><text:line-break/></text:span><text:span text:style-name="T40">print ('{} Fabricadas no mês'.format(Pmes))</text:span><text:span text:style-name="T39"><text:line-break/></text:span><text:span text:style-name="T40">print ('A média de peças fabricadas por homens = {:.2f}'.format(mediaM))</text:span><text:span text:style-name="T39"><text:line-break/></text:span><text:span text:style-name="T40">print ('Homens Classe A = {} peças'.format(HA))</text:span><text:span text:style-name="T39"><text:line-break/></text:span><text:span text:style-name="T40">print ('Homens Classe B = {} peças'.format(HB))</text:span><text:span text:style-name="T39"><text:line-break/></text:span><text:span text:style-name="T40">print ('Homens Classe C = {} peças'.format(HC))</text:span><text:span text:style-name="T39"><text:line-break/></text:span><text:span text:style-name="T40">print ('A média de peças fabricadas por mulheres = {:.2f}'.format(mediaF))</text:span><text:span text:style-name="T39"><text:line-break/></text:span><text:span text:style-name="T40">print ('Mulheres Classe A = {} peças'.format(MA))</text:span><text:span text:style-name="T39"><text:line-break/></text:span><text:span text:style-name="T40">print ('Mulheres Classe B = {} peças'.format(MB))</text:span><text:span text:style-name="T39"><text:line-break/></text:span><text:span text:style-name="T40">print ('Mulheres Classe C = {} peças'.format(MC))</text:span><text:span text:style-name="T39"><text:line-break/></text:span></text:p>
      <text:p text:style-name="P24"/>
      <text:p text:style-name="P9"><text:span text:style-name="T11">Q</text:span><text:span text:style-name="T12">UESTÃO</text:span><text:span text:style-name="T11"> </text:span><text:span text:style-name="T9">1.12.29</text:span></text:p>
      <text:p text:style-name="P13"><text:span text:style-name="T13">i = soma = aux = </text:span><text:span text:style-name="T45">0</text:span><text:span text:style-name="T47"><text:line-break/></text:span><text:span text:style-name="T45">numerador = 480</text:span><text:span text:style-name="T47"><text:line-break/></text:span><text:span text:style-name="T45">denominador = 10</text:span><text:span text:style-name="T47"><text:line-break/></text:span><text:span text:style-name="T45">while i&lt;30:</text:span><text:span text:style-name="T47"><text:line-break/></text:span><text:span text:style-name="T45"> <text:s text:c="3"/>aux = denominador**2</text:span><text:span text:style-name="T47"><text:line-break/></text:span><text:span text:style-name="T45"> <text:s text:c="3"/>if aux %2==0:</text:span><text:span text:style-name="T47"><text:line-break/></text:span><text:span text:style-name="T45"> <text:s text:c="7"/>soma += numerador/denominador</text:span><text:span text:style-name="T47"><text:line-break/></text:span><text:span text:style-name="T45"> <text:s text:c="3"/>else:</text:span><text:span text:style-name="T47"><text:line-break/></text:span><text:span text:style-name="T45"> <text:s text:c="7"/>soma -= numerador/denominador</text:span><text:span text:style-name="T47"><text:line-break/></text:span><text:span text:style-name="T45"> <text:s text:c="3"/>numerador -= 5</text:span><text:span text:style-name="T47"><text:line-break/></text:span><text:span text:style-name="T45"> <text:s text:c="3"/>denominador += 1</text:span><text:span text:style-name="T47"><text:line-break/></text:span><text:span text:style-name="T45"> <text:s text:c="3"/>i +=1</text:span><text:span text:style-name="T47"><text:line-break/></text:span><text:span text:style-name="T45"> <text:s text:c="2"/></text:span><text:span text:style-name="T44">print ('{} / {} = {:.2f}'.format(numerador,denominador,soma))</text:span><text:line-break/> <text:s/><text:span text:style-name="T44">print ('O resultado do calculo é = {:.2f}'.format(soma))</text:span></text:p>
      <text:p text:style-name="P11"><text:soft-page-break/></text:p>
      <text:p text:style-name="P11"/>
      <text:p text:style-name="P14"><text:span text:style-name="T48">QUESTÃO </text:span><text:span text:style-name="T15">1.12.30</text:span></text:p>
      <text:p text:style-name="P16"><text:span text:style-name="T14">A = senA =</text:span><text:span text:style-name="T46">0</text:span><text:span text:style-name="T37"><text:line-break/></text:span><text:span text:style-name="T46">while A &lt;= 6.3:</text:span><text:span text:style-name="T37"><text:line-break/></text:span><text:span text:style-name="T46"> <text:s text:c="3"/>senA = A - ((A**3)/6) + ((A**5)/120) - ((A**7)/5040)</text:span><text:span text:style-name="T37"><text:line-break/></text:span><text:span text:style-name="T46"> <text:s text:c="3"/>print ('Ângulo = {:.2f}. Sen A = {:.2f}'.format(A,senA))</text:span><text:span text:style-name="T37"><text:line-break/></text:span><text:span text:style-name="T46"> <text:s text:c="3"/>A += 0.1</text:span><text:span text:style-name="T37"><text:line-break/></text:span><text:span text:style-name="T47"><text:line-break/></text:span></text:p>
      <text:p text:style-name="P16"><text:span text:style-name="T48">QUESTÃO </text:span><text:span text:style-name="T15">1.12.31</text:span></text:p>
      <text:p text:style-name="P15"><text:span text:style-name="T13">i = AUX = </text:span><text:span text:style-name="T44">0</text:span><text:line-break/><text:span text:style-name="T44">N = 3</text:span><text:line-break/><text:span text:style-name="T44">Pi = 4</text:span><text:line-break/><text:span text:style-name="T44">while AUX &lt;= 0.0001:</text:span><text:line-break/><text:span text:style-name="T44"> <text:s text:c="3"/>AUX = 4/N</text:span><text:line-break/><text:span text:style-name="T44"> <text:s text:c="3"/>if i==1:</text:span><text:line-break/><text:span text:style-name="T44"> <text:s text:c="7"/>Pi += AUX</text:span><text:line-break/><text:span text:style-name="T44"> <text:s text:c="7"/>i += 0</text:span><text:line-break/><text:span text:style-name="T44"> <text:s text:c="3"/>else:</text:span><text:line-break/><text:span text:style-name="T44"> <text:s text:c="7"/>Pi -= AUX</text:span><text:line-break/><text:span text:style-name="T44"> <text:s text:c="7"/>i += 1</text:span><text:line-break/><text:span text:style-name="T44"> <text:s text:c="3"/>N += 2</text:span><text:line-break/><text:span text:style-name="T44"> <text:s text:c="3"/>print ('O valor de Pi = {:.2f}'.format(Pi))</text:span></text:p>
      <text:p text:style-name="P21"/>
      <text:p text:style-name="P10"><text:line-break/></text:p>
      <text:p text:style-name="P12"/>
      <text:p text:style-name="P12"/>
      <text:p text:style-name="P12"/>
      <text:p text:style-name="P12"/>
      <text:p text:style-name="P12"><text:soft-page-break/></text:p>
      <text:p text:style-name="P16"><text:span text:style-name="T48">QUESTÃO </text:span><text:span text:style-name="T15">1.12.54</text:span></text:p>
      <text:p text:style-name="P16"><text:span text:style-name="T13">y = </text:span><text:span text:style-name="T44">float (input ('Informe o valor de Y: '))</text:span><text:line-break/><text:span text:style-name="T44">if y &gt; 0:</text:span><text:line-break/><text:span text:style-name="T44"> <text:s text:c="3"/>x1 = y/2</text:span><text:line-break/><text:span text:style-name="T44"> <text:s text:c="3"/>i = 0</text:span><text:line-break/><text:span text:style-name="T44"> <text:s text:c="3"/>while i &lt; 20:</text:span><text:line-break/><text:span text:style-name="T44"> <text:s text:c="7"/>x2 = (x1**2 +y)/(2*x1)</text:span><text:line-break/><text:span text:style-name="T44"> <text:s text:c="7"/>x1 = x2</text:span><text:line-break/><text:span text:style-name="T44"> <text:s text:c="7"/>i +=1</text:span><text:line-break/><text:span text:style-name="T44"> <text:s text:c="3"/>print ('A raiz quadadade de {} = {:.2f}'.format(y,x2))</text:span><text:line-break/><text:span text:style-name="T44">else:</text:span><text:line-break/><text:span text:style-name="T44"> <text:s text:c="3"/>print ('Informe um número positivo')</text:span></text:p>
      <text:p text:style-name="P22"/>
      <text:p text:style-name="P17"><text:span text:style-name="T47"><text:line-break/></text:span><text:span text:style-name="T48">QUESTÃO </text:span><text:span text:style-name="T15">1.12.66</text:span></text:p>
      <text:p text:style-name="P28"><text:span text:style-name="T42">for </text:span><text:span text:style-name="T41">N in range (1,10):</text:span><text:span text:style-name="T39"><text:line-break/></text:span><text:span text:style-name="T41"> <text:s text:c="3"/>R = N**(1/2)</text:span><text:span text:style-name="T39"><text:line-break/></text:span><text:span text:style-name="T41"> <text:s text:c="3"/>if R*R == N:</text:span><text:span text:style-name="T39"><text:line-break/></text:span><text:span text:style-name="T41"> <text:s text:c="7"/>print (N)</text:span><text:span text:style-name="T39"><text:line-break/></text:span><text:span text:style-name="T41">for N in range (10,100):</text:span><text:span text:style-name="T39"><text:line-break/></text:span><text:span text:style-name="T41"> <text:s text:c="3"/>R = N**(1/2)</text:span><text:span text:style-name="T39"><text:line-break/></text:span><text:span text:style-name="T41"> <text:s text:c="3"/>if R*R == N:</text:span><text:span text:style-name="T39"><text:line-break/></text:span><text:span text:style-name="T41"> <text:s text:c="7"/>A = N//10</text:span><text:span text:style-name="T39"><text:line-break/></text:span><text:span text:style-name="T41"> <text:s text:c="7"/>B = N-A*10</text:span><text:span text:style-name="T39"><text:line-break/></text:span><text:span text:style-name="T41"> <text:s text:c="7"/>if A == B:</text:span><text:span text:style-name="T39"><text:line-break/></text:span><text:span text:style-name="T41"> <text:s text:c="11"/>print(N)</text:span><text:span text:style-name="T39"><text:line-break/></text:span><text:span text:style-name="T41">for N in range (100,1000):</text:span><text:span text:style-name="T39"><text:line-break/></text:span><text:span text:style-name="T41"> <text:s text:c="3"/>R = N**(1/2)</text:span><text:span text:style-name="T39"><text:line-break/></text:span><text:span text:style-name="T41"> <text:s text:c="3"/>if R*R ==N:</text:span><text:span text:style-name="T39"><text:line-break/></text:span><text:span text:style-name="T41"> <text:s text:c="7"/>A = N//100</text:span><text:span text:style-name="T39"><text:line-break/></text:span><text:span text:style-name="T41"> <text:s text:c="7"/>B = (N-A*100)</text:span><text:span text:style-name="T39"><text:line-break/></text:span><text:soft-page-break/><text:span text:style-name="T41"> <text:s text:c="7"/>if A == B:</text:span><text:span text:style-name="T39"><text:line-break/></text:span><text:span text:style-name="T41"> <text:s text:c="11"/>print (N)</text:span><text:span text:style-name="T39"><text:line-break/></text:span><text:span text:style-name="T41">for N in range (1000,10000):</text:span><text:span text:style-name="T39"><text:line-break/></text:span><text:span text:style-name="T41"> <text:s text:c="3"/>R = N**(1/2)</text:span><text:span text:style-name="T39"><text:line-break/></text:span><text:span text:style-name="T41"> <text:s text:c="3"/>if R*R == N:</text:span><text:span text:style-name="T39"><text:line-break/></text:span><text:span text:style-name="T41"> <text:s text:c="7"/>A = N//1000</text:span><text:span text:style-name="T39"><text:line-break/></text:span><text:span text:style-name="T41"> <text:s text:c="7"/>B = (N-A*1000)//100</text:span><text:span text:style-name="T39"><text:line-break/></text:span><text:span text:style-name="T41"> <text:s text:c="7"/>C = (N-A*1000 - B*100)//10</text:span><text:span text:style-name="T39"><text:line-break/></text:span><text:span text:style-name="T41"> <text:s text:c="7"/>D = N-A*1000 - B*100 - C*10</text:span><text:span text:style-name="T39"><text:line-break/></text:span><text:span text:style-name="T41"> <text:s text:c="7"/>if A == D and B == C:</text:span><text:span text:style-name="T39"><text:line-break/></text:span><text:span text:style-name="T41"> <text:s text:c="11"/>print (N)</text:span><text:span text:style-name="T39"><text:line-break/></text:span></text:p>
      <text:p text:style-name="P34"><text:span text:style-name="T48">QUESTÃO </text:span><text:span text:style-name="T15">1.12.67</text:span></text:p>
      <text:p text:style-name="P33"><text:span text:style-name="T23">N = </text:span><text:span text:style-name="T24">5001</text:span><text:line-break/><text:span text:style-name="T24">while </text:span><text:span text:style-name="T24">N&lt;</text:span><text:span text:style-name="T24">7000</text:span><text:span text:style-name="T24">:</text:span><text:line-break/><text:span text:style-name="T24"> <text:s text:c="3"/>D = </text:span><text:span text:style-name="T24">3</text:span><text:line-break/><text:span text:style-name="T24"> <text:s text:c="3"/></text:span><text:span text:style-name="T24">P = </text:span><text:span text:style-name="T24">1</text:span><text:line-break/><text:span text:style-name="T24"> <text:s text:c="3"/></text:span><text:span text:style-name="T24">while </text:span><text:span text:style-name="T24">D &lt; N/</text:span><text:span text:style-name="T24">2</text:span><text:span text:style-name="T24">:</text:span><text:line-break/><text:span text:style-name="T24"> <text:s text:c="7"/>R = N%D</text:span><text:line-break/><text:span text:style-name="T24"> <text:s text:c="7"/></text:span><text:span text:style-name="T24">if </text:span><text:span text:style-name="T24">R == </text:span><text:span text:style-name="T24">0</text:span><text:span text:style-name="T24">:</text:span><text:line-break/><text:span text:style-name="T24"> <text:s text:c="11"/>P = </text:span><text:span text:style-name="T24">0</text:span><text:line-break/><text:span text:style-name="T24"> <text:s text:c="7"/></text:span><text:span text:style-name="T24">D += </text:span><text:span text:style-name="T24">2</text:span><text:line-break/><text:span text:style-name="T24"> <text:s text:c="7"/></text:span><text:span text:style-name="T24">if </text:span><text:span text:style-name="T24">P == </text:span><text:span text:style-name="T24">1</text:span><text:span text:style-name="T24">:</text:span><text:line-break/><text:span text:style-name="T24"> <text:s text:c="11"/></text:span><text:span text:style-name="T24">print </text:span><text:span text:style-name="T24">(N)</text:span><text:line-break/><text:span text:style-name="T24"> <text:s text:c="3"/>N += </text:span><text:span text:style-name="T24">2</text:span></text:p>
      <text:p text:style-name="P29"><text:span text:style-name="T33"><text:line-break/></text:span></text:p>
      <text:p text:style-name="P31"/>
      <text:p text:style-name="P31"/>
      <text:p text:style-name="P31"/>
      <text:p text:style-name="P31"/>
      <text:p text:style-name="P29"><text:soft-page-break/><text:span text:style-name="T34">QUESTÃO </text:span><text:span text:style-name="T7">1.12.68</text:span></text:p>
      <text:p text:style-name="P29"><text:span text:style-name="T8">N = AUX = </text:span><text:span text:style-name="T41">1</text:span><text:span text:style-name="T39"><text:line-break/></text:span><text:span text:style-name="T41">R = 0</text:span><text:span text:style-name="T39"><text:line-break/></text:span><text:span text:style-name="T41">while N != 0:</text:span><text:span text:style-name="T39"><text:line-break/></text:span><text:span text:style-name="T41"> <text:s text:c="3"/>N = int (input('Digite um número: '))</text:span><text:span text:style-name="T39"><text:line-break/></text:span><text:span text:style-name="T41"> <text:s text:c="3"/>print ('O Nº {} Binário é:'.format (N))</text:span><text:span text:style-name="T39"><text:line-break/></text:span><text:span text:style-name="T41"> <text:s text:c="3"/>AUX = N</text:span><text:span text:style-name="T39"><text:line-break/></text:span><text:span text:style-name="T41"> <text:s text:c="3"/>while AUX &gt; 0:</text:span><text:span text:style-name="T39"><text:line-break/></text:span><text:span text:style-name="T41"> <text:s text:c="7"/>R = AUX % 2</text:span><text:span text:style-name="T39"><text:line-break/></text:span><text:span text:style-name="T41"> <text:s text:c="7"/>print (R)</text:span><text:span text:style-name="T39"><text:line-break/></text:span><text:span text:style-name="T41"> <text:s text:c="7"/>AUX //= 2</text:span></text:p>
      <text:p text:style-name="P30"/>
      <text:p text:style-name="P30"/>
      <text:p text:style-name="P29"><text:span text:style-name="T34">QUESTÃO </text:span><text:span text:style-name="T7">1.12.6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JetBrains Mono" svg:font-family="'JetBrains Mono'" style:font-family-generic="roman"/>
    <style:font-face style:name="Times new roman" svg:font-family="'Times new roman'" style:font-family-generic="roman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7:39:40.904481420</meta:creation-date>
    <dc:date>2020-09-12T14:33:55.667935310</dc:date>
    <meta:editing-duration>PT7H45M17S</meta:editing-duration>
    <meta:editing-cycles>16</meta:editing-cycles>
    <meta:generator>LibreOffice/6.4.4.2$Linux_X86_64 LibreOffice_project/40$Build-2</meta:generator>
    <meta:document-statistic meta:table-count="0" meta:image-count="0" meta:object-count="0" meta:page-count="11" meta:paragraph-count="28" meta:word-count="1272" meta:character-count="8292" meta:non-whitespace-character-count="5784"/>
  </office:meta>
</office:document-meta>
</file>